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47aa8"/>
    </style:style>
    <style:style style:name="P2" style:family="paragraph" style:parent-style-name="Standard" style:list-style-name="L1">
      <style:text-properties officeooo:rsid="00047aa8" officeooo:paragraph-rsid="00047aa8"/>
    </style:style>
    <style:style style:name="P3" style:family="paragraph" style:parent-style-name="Standard">
      <style:text-properties officeooo:paragraph-rsid="00047aa8"/>
    </style:style>
    <style:style style:name="P4" style:family="paragraph" style:parent-style-name="Standard">
      <style:text-properties fo:font-size="12pt" fo:language="zxx" fo:country="none" officeooo:paragraph-rsid="00047aa8" style:font-size-asian="12pt"/>
    </style:style>
    <style:style style:name="P5" style:family="paragraph" style:parent-style-name="Standard">
      <style:text-properties fo:font-size="12pt" fo:language="zxx" fo:country="none" officeooo:rsid="0014e30b" officeooo:paragraph-rsid="0014e30b" style:font-size-asian="12pt"/>
    </style:style>
    <style:style style:name="P6" style:family="paragraph" style:parent-style-name="Standard">
      <style:text-properties fo:font-size="12pt" officeooo:paragraph-rsid="000b2acd" style:font-size-asian="12pt"/>
    </style:style>
    <style:style style:name="P7" style:family="paragraph" style:parent-style-name="Standard" style:list-style-name="L1">
      <style:text-properties officeooo:paragraph-rsid="00047aa8"/>
    </style:style>
    <style:style style:name="P8" style:family="paragraph" style:parent-style-name="Standard" style:list-style-name="L1">
      <style:text-properties officeooo:rsid="0006476f" officeooo:paragraph-rsid="00047aa8"/>
    </style:style>
    <style:style style:name="P9" style:family="paragraph" style:parent-style-name="Standard">
      <style:text-properties officeooo:rsid="0006476f" officeooo:paragraph-rsid="000b2acd"/>
    </style:style>
    <style:style style:name="P10" style:family="paragraph" style:parent-style-name="Standard" style:list-style-name="L1">
      <style:text-properties officeooo:rsid="000b2acd" officeooo:paragraph-rsid="000b2acd"/>
    </style:style>
    <style:style style:name="P11" style:family="paragraph" style:parent-style-name="Standard">
      <style:text-properties officeooo:rsid="0014e30b" officeooo:paragraph-rsid="0014e30b"/>
    </style:style>
    <style:style style:name="P12" style:family="paragraph" style:parent-style-name="Standard">
      <style:paragraph-properties fo:margin-left="-1cm" fo:margin-right="-1cm" fo:text-indent="0cm" style:auto-text-indent="false"/>
      <style:text-properties style:font-name="Calibri" fo:font-size="12pt" officeooo:rsid="00047aa8" officeooo:paragraph-rsid="00047aa8" style:font-size-asian="12pt" style:font-size-complex="14pt"/>
    </style:style>
    <style:style style:name="P13" style:family="paragraph" style:parent-style-name="Standard">
      <style:paragraph-properties fo:margin-left="-1cm" fo:margin-right="-1cm" fo:text-indent="0cm" style:auto-text-indent="false"/>
      <style:text-properties fo:font-size="12pt" officeooo:paragraph-rsid="00047aa8" style:font-size-asian="12pt"/>
    </style:style>
    <style:style style:name="P14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officeooo:paragraph-rsid="00047aa8" style:font-size-asian="12pt"/>
    </style:style>
    <style:style style:name="P15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fo:language="zxx" fo:country="none" officeooo:rsid="00079382" officeooo:paragraph-rsid="00079382" style:font-size-asian="12pt"/>
    </style:style>
    <style:style style:name="P16" style:family="paragraph" style:parent-style-name="Standard">
      <style:paragraph-properties fo:margin-left="-1cm" fo:margin-right="-1cm" fo:text-indent="0cm" style:auto-text-indent="false"/>
      <style:text-properties officeooo:paragraph-rsid="00047aa8"/>
    </style:style>
    <style:style style:name="P17" style:family="paragraph" style:parent-style-name="Standard">
      <style:paragraph-properties fo:margin-left="-1cm" fo:margin-right="-1cm" fo:text-indent="0cm" style:auto-text-indent="false">
        <style:tab-stops>
          <style:tab-stop style:position="17.002cm" style:type="right"/>
        </style:tab-stops>
      </style:paragraph-properties>
      <style:text-properties officeooo:paragraph-rsid="00047aa8"/>
    </style:style>
    <style:style style:name="P18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fo:letter-spacing="0.035cm" officeooo:paragraph-rsid="00047aa8" style:font-size-asian="14pt"/>
    </style:style>
    <style:style style:name="P19" style:family="paragraph" style:parent-style-name="Standard">
      <style:paragraph-properties fo:margin-left="-1cm" fo:margin-right="-1cm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6pt" officeooo:paragraph-rsid="00047aa8" style:font-size-asian="16pt"/>
    </style:style>
    <style:style style:name="P20" style:family="paragraph" style:parent-style-name="Standard" style:master-page-name="Standard">
      <style:paragraph-properties fo:margin-left="-1cm" fo:margin-right="-1cm" fo:line-height="150%" fo:text-align="center" style:justify-single-word="false" fo:text-indent="0cm" style:auto-text-indent="false" style:page-number="auto" fo:padding-left="0.141cm" fo:padding-right="0.141cm" fo:padding-top="0cm" fo:padding-bottom="0.035cm" fo:border="0.51pt solid #000000"/>
      <style:text-properties fo:font-size="14pt" fo:letter-spacing="0.035cm" officeooo:paragraph-rsid="00047aa8" style:font-size-asian="14pt"/>
    </style:style>
    <style:style style:name="P21" style:family="paragraph" style:parent-style-name="Standard" style:list-style-name="WW8Num2">
      <style:paragraph-properties fo:margin-left="0cm" fo:margin-right="-1cm" fo:text-indent="0cm" style:auto-text-indent="false"/>
      <style:text-properties style:font-name="Calibri" fo:font-size="12pt" officeooo:rsid="00047aa8" officeooo:paragraph-rsid="00047aa8" style:font-size-asian="12pt" style:font-size-complex="14pt"/>
    </style:style>
    <style:style style:name="P22" style:family="paragraph" style:parent-style-name="Standard" style:list-style-name="WW8Num2">
      <style:paragraph-properties fo:margin-left="0cm" fo:margin-right="-1cm" fo:text-indent="0cm" style:auto-text-indent="false"/>
      <style:text-properties style:font-name="Calibri" fo:font-size="12pt" officeooo:rsid="0014e30b" officeooo:paragraph-rsid="0014e30b" style:font-size-asian="12pt" style:font-size-complex="14pt"/>
    </style:style>
    <style:style style:name="P23" style:family="paragraph" style:parent-style-name="Standard" style:list-style-name="WW8Num2">
      <style:paragraph-properties fo:margin-left="0cm" fo:margin-right="-1cm" fo:text-indent="0cm" style:auto-text-indent="false"/>
      <style:text-properties fo:font-size="12pt" officeooo:rsid="001298bf" officeooo:paragraph-rsid="001298bf" style:font-size-asian="12pt"/>
    </style:style>
    <style:style style:name="P24" style:family="paragraph" style:parent-style-name="Standard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officeooo:paragraph-rsid="00047aa8"/>
    </style:style>
    <style:style style:name="P25" style:family="paragraph" style:parent-style-name="Standard">
      <style:paragraph-properties fo:margin-left="-1cm" fo:margin-right="0cm" fo:text-indent="0cm" style:auto-text-indent="false" fo:padding-left="0.141cm" fo:padding-right="0.953cm" fo:padding-top="0.035cm" fo:padding-bottom="0.035cm" fo:border="0.51pt solid #000000">
        <style:tab-stops>
          <style:tab-stop style:position="17.002cm" style:type="right"/>
        </style:tab-stops>
      </style:paragraph-properties>
      <style:text-properties officeooo:paragraph-rsid="00047aa8"/>
    </style:style>
    <style:style style:name="P26" style:family="paragraph" style:parent-style-name="Heading_20_1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style:font-name="Calibri" fo:font-size="12pt" officeooo:rsid="00047aa8" officeooo:paragraph-rsid="00047aa8" style:font-size-asian="12pt" style:font-size-complex="14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officeooo:rsid="00047aa8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47aa8" style:font-size-asian="12pt"/>
    </style:style>
    <style:style style:name="T5" style:family="text">
      <style:text-properties fo:font-size="12pt" officeooo:rsid="000c84ba" style:font-size-asian="12pt"/>
    </style:style>
    <style:style style:name="T6" style:family="text">
      <style:text-properties fo:font-size="12pt" officeooo:rsid="000eb887" style:font-size-asian="12pt"/>
    </style:style>
    <style:style style:name="T7" style:family="text">
      <style:text-properties fo:font-size="12pt" officeooo:rsid="001298bf" style:font-size-asian="12pt"/>
    </style:style>
    <style:style style:name="T8" style:family="text">
      <style:text-properties fo:font-size="12pt" officeooo:rsid="00130123" style:font-size-asian="1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/>
    </style:style>
    <style:style style:name="T11" style:family="text">
      <style:text-properties style:font-name="Calibri" fo:font-size="12pt" officeooo:rsid="00047aa8" style:font-size-asian="12pt" style:font-size-complex="14pt"/>
    </style:style>
    <style:style style:name="T12" style:family="text">
      <style:text-properties style:font-name="Calibri" fo:font-size="12pt" officeooo:rsid="0006476f" style:font-size-asian="12pt" style:font-size-complex="14pt"/>
    </style:style>
    <style:style style:name="T13" style:family="text">
      <style:text-properties style:font-name="Calibri" fo:font-size="12pt" officeooo:rsid="0014e30b" style:font-size-asian="12pt" style:font-size-complex="14pt"/>
    </style:style>
    <style:style style:name="T14" style:family="text">
      <style:text-properties style:font-name="Calibri" fo:font-size="12pt" officeooo:rsid="00150bba" style:font-size-asian="12pt" style:font-size-complex="14pt"/>
    </style:style>
    <style:style style:name="T15" style:family="text">
      <style:text-properties style:font-name="Calibri" fo:font-size="12pt" fo:font-weight="bold" officeooo:rsid="00047aa8" style:font-size-asian="12pt" style:font-weight-asian="bold" style:font-size-complex="14pt"/>
    </style:style>
    <style:style style:name="T16" style:family="text">
      <style:text-properties officeooo:rsid="00079382"/>
    </style:style>
    <style:style style:name="T17" style:family="text">
      <style:text-properties officeooo:rsid="00127ca7"/>
    </style:style>
    <style:style style:name="T18" style:family="text">
      <style:text-properties officeooo:rsid="001298bf"/>
    </style:style>
    <style:style style:name="T19" style:family="text">
      <style:text-properties officeooo:rsid="0014e3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FR Sciences et Techniques – Département Informatique </text:p>
      <text:p text:style-name="P18">Compte-rendu de la réunion <text:span text:style-name="T17">2</text:span> du projet</text:p>
      <text:p text:style-name="P18">"<text:span text:style-name="T1">Développement Interface en Géosciences </text:span>"</text:p>
      <text:p text:style-name="P18"><text:span text:style-name="T17">21</text:span> novembre 201<text:span text:style-name="T16">8</text:span></text:p>
      <text:p text:style-name="P19">V. 1.0</text:p>
      <text:p text:style-name="P13"/>
      <text:p text:style-name="P12"><text:span text:style-name="T9">Présents (4 personnes)</text:span> : Valentin DEBONNE, William BERARD, Léonard DESHAYES, Valentin LION </text:p>
      <text:p text:style-name="P12"/>
      <text:p text:style-name="P16"><text:span text:style-name="T2">Points abordés</text:span><text:span text:style-name="T3"> :</text:span></text:p>
      <text:list xml:id="list433013995" text:style-name="WW8Num2">
        <text:list-item>
          <text:p text:style-name="P23">Analyse des besoins</text:p>
        </text:list-item>
        <text:list-item>
          <text:p text:style-name="P22">Planification des prochaines séances</text:p>
          <text:p text:style-name="P21"/>
        </text:list-item>
      </text:list>
      <text:p text:style-name="P12"><text:span text:style-name="T9">Documents distribués</text:span> <text:span text:style-name="T9">avant la réunion</text:span> (pas de document)</text:p>
      <text:p text:style-name="P12"/>
      <text:h text:style-name="P26" text:outline-level="1">Rédacteur : <text:span text:style-name="T10">Valentin LION</text:span><text:tab/>Relecteur : ***********</text:h>
      <text:p text:style-name="P24"><text:span text:style-name="T11"/></text:p>
      <text:p text:style-name="P17"><text:span text:style-name="T2">Début de séance</text:span><text:span text:style-name="T3"> : 1</text:span><text:span text:style-name="T7">3</text:span><text:span text:style-name="T3">h</text:span><text:span text:style-name="T7">30</text:span><text:span text:style-name="T2"><text:tab/>Fin de séance</text:span><text:span text:style-name="T3"> : 1</text:span><text:span text:style-name="T8">4</text:span><text:span text:style-name="T3">h</text:span><text:span text:style-name="T8">30</text:span></text:p>
      <text:p text:style-name="P13"/>
      <text:p text:style-name="P15"><draw:line text:anchor-type="char" draw:z-index="0" draw:style-name="gr1" draw:text-style-name="P27" svg:x1="2.572cm" svg:y1="0.162cm" svg:x2="13.24cm" svg:y2="0.162cm"><text:p/></draw:line></text:p>
      <text:h text:style-name="P1" text:outline-level="2">1 – <text:span text:style-name="T18">Analyse des besoins</text:span></text:h>
      <text:p text:style-name="P14"/>
      <text:p text:style-name="P5">Nous avons analyser les besoins formulés par le client lors de la premiere réunion.</text:p>
      <text:p text:style-name="P4"/>
      <text:p text:style-name="P3"><text:s/><draw:line text:anchor-type="char" draw:z-index="1" draw:style-name="gr1" draw:text-style-name="P27" svg:x1="2.655cm" svg:y1="0.162cm" svg:x2="13.323cm" svg:y2="0.162cm"><text:p/></draw:line></text:p>
      <text:h text:style-name="P1" text:outline-level="2">2 – <text:span text:style-name="T19">Planification des prochaines séances</text:span></text:h>
      <text:p text:style-name="P3"/>
      <text:p text:style-name="P11">Planification du travail a réaliser lors des prochaines séances tel que le cahier des charges et certains diagrammes.</text:p>
      <text:p text:style-name="P3"/>
      <text:list xml:id="list3119880770" text:style-name="L1">
        <text:list-header>
          <text:p text:style-name="P8"><text:span text:style-name="T4"/></text:p>
        </text:list-header>
      </text:lis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25"><text:span text:style-name="T15">Prochaine réunion </text:span><text:span text:style-name="T11">: </text:span><text:span text:style-name="T13">26</text:span><text:span text:style-name="T11"> </text:span><text:span text:style-name="T13">novembre</text:span><text:span text:style-name="T11"> 201</text:span><text:span text:style-name="T12">8</text:span><text:span text:style-name="T11"> à <text:s/>1</text:span><text:span text:style-name="T14">3</text:span><text:span text:style-name="T11">h</text:span><text:span text:style-name="T14">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cm" fo:margin-right="-1cm" fo:text-align="justify" style:justify-single-word="false" fo:text-indent="0cm" style:auto-text-indent="false" fo:keep-with-next="always"/>
      <style:text-properties fo:font-size="12pt" style:font-size-asian="12pt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4:49.062748519</meta:creation-date>
    <dc:date>2018-11-21T14:23:07.920146643</dc:date>
    <meta:editing-duration>PT24M52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21" meta:character-count="779" meta:non-whitespace-character-count="670"/>
  </office:meta>
</office:document-meta>
</file>